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2b15" officeooo:paragraph-rsid="00012b15"/>
    </style:style>
    <style:style style:name="P2" style:family="paragraph" style:parent-style-name="Standard">
      <style:text-properties officeooo:rsid="00020183" officeooo:paragraph-rsid="00020183"/>
    </style:style>
    <style:style style:name="P3" style:family="paragraph" style:parent-style-name="Standard">
      <style:text-properties officeooo:rsid="00020183" officeooo:paragraph-rsid="00020183"/>
    </style:style>
    <style:style style:name="P4" style:family="paragraph" style:parent-style-name="Standard">
      <style:text-properties officeooo:rsid="00020183" officeooo:paragraph-rsid="0003cd64"/>
    </style:style>
    <style:style style:name="P5" style:family="paragraph" style:parent-style-name="Standard">
      <style:text-properties officeooo:rsid="0002e26e" officeooo:paragraph-rsid="0002e26e"/>
    </style:style>
    <style:style style:name="P6" style:family="paragraph" style:parent-style-name="Standard">
      <style:text-properties officeooo:rsid="00012b15" officeooo:paragraph-rsid="00012b15"/>
    </style:style>
    <style:style style:name="T1" style:family="text">
      <style:text-properties officeooo:rsid="00020183"/>
    </style:style>
    <style:style style:name="T2" style:family="text">
      <style:text-properties officeooo:rsid="000527dc"/>
    </style:style>
    <style:style style:name="T3" style:family="text">
      <style:text-properties officeooo:rsid="0006588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CIONES</text:p>
      <text:p text:style-name="P1"/>
      <text:p text:style-name="P1">NUEVOS INSERTS</text:p>
      <text:p text:style-name="P1">Se contratan mas trabajadores y hay que añadirlos a la base de datos</text:p>
      <text:p text:style-name="P1">Se añaden nuevos coches</text:p>
      <text:p text:style-name="P1">Vienen nuevos clientes a la ti<text:span text:style-name="T1">en</text:span>da</text:p>
      <text:p text:style-name="P1"/>
      <text:p text:style-name="P5">TRANSACCIONES</text:p>
      <text:p text:style-name="P5">Hacemos un nuevo pedido</text:p>
      <text:p text:style-name="P5">Se hace una nueva reparacion</text:p>
      <text:p text:style-name="P1"/>
      <text:p text:style-name="P1">DELETES</text:p>
      <text:p text:style-name="P1">Borramos <text:span text:style-name="T2">el proveedor con identificador 1</text:span></text:p>
      <text:p text:style-name="P2">Borramos un desguace que ya no trabaja con nosotros</text:p>
      <text:p text:style-name="P2">Un <text:span text:style-name="T3">trabajador que estaba en practicas</text:span>.</text:p>
      <text:p text:style-name="P2"/>
      <text:p text:style-name="P2">UPDATES</text:p>
      <text:p text:style-name="P2">Un coche se da como siniestro y hay que llevarlo al desguace</text:p>
      <text:p text:style-name="P2">El cliente ha cambiado de numero de telefono y hay que actualizarlo</text:p>
      <text:p text:style-name="P5">Se añade una nueva descripcion de una revision.</text:p>
      <text:p text:style-name="P2"/>
      <text:p text:style-name="P2">CONSULTAS</text:p>
      <text:p text:style-name="P4">-- Seleccionar los coches que todabia no se han vendido<text:line-break/>-- Seleccionar todos los proveedores que todavia no han mandado mercancia<text:line-break/>-- Seleccionar los coches que han pasado una revision y estan vendidos</text:p>
      <text:p text:style-name="P4">-- Seleccionar la todas las piezas y la fecha en la que se compraron correspondientes con el pedido 1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08:19:16.431000000</meta:creation-date>
    <dc:date>2022-05-27T13:44:10.854000000</dc:date>
    <meta:editing-duration>PT46M33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9" meta:word-count="144" meta:character-count="844" meta:non-whitespace-character-count="717"/>
  </office:meta>
</office:document-meta>
</file>